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1"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2"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3"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5"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3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40"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2"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3"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5"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48"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4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style>
    <style:style style:name="P52" style:family="paragraph" style:parent-style-name="Text_20_body">
      <style:paragraph-properties fo:margin-top="0in" fo:margin-bottom="0in" style:contextual-spacing="false" fo:line-height="150%" style:text-autospace="none"/>
    </style:style>
    <style:style style:name="P53" style:family="paragraph" style:parent-style-name="Text_20_body">
      <style:paragraph-properties fo:margin-top="0in" fo:margin-bottom="0in" style:contextual-spacing="false" fo:line-height="150%" style:text-autospace="none"/>
      <style:text-properties officeooo:paragraph-rsid="00c8564a"/>
    </style:style>
    <style:style style:name="P54" style:family="paragraph" style:parent-style-name="Text_20_body">
      <style:paragraph-properties fo:margin-top="0in" fo:margin-bottom="0in" style:contextual-spacing="false" fo:line-height="150%" style:text-autospace="none"/>
      <style:text-properties officeooo:paragraph-rsid="00cadcf5"/>
    </style:style>
    <style:style style:name="P55" style:family="paragraph" style:parent-style-name="Text_20_body">
      <style:paragraph-properties fo:margin-top="0in" fo:margin-bottom="0in" style:contextual-spacing="false" fo:line-height="150%" style:text-autospace="none"/>
      <style:text-properties officeooo:paragraph-rsid="00ce367f"/>
    </style:style>
    <style:style style:name="P56" style:family="paragraph" style:parent-style-name="Text_20_body">
      <style:paragraph-properties fo:margin-top="0in" fo:margin-bottom="0in" style:contextual-spacing="false" fo:line-height="150%" style:text-autospace="none"/>
      <style:text-properties officeooo:paragraph-rsid="00e13690"/>
    </style:style>
    <style:style style:name="P57"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58"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59"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60"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61"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62"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63"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64"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65"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66"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67"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68" style:family="paragraph" style:parent-style-name="Text_20_body">
      <style:paragraph-properties fo:margin-top="0in" fo:margin-bottom="0in" style:contextual-spacing="false" fo:line-height="150%"/>
      <style:text-properties officeooo:rsid="00347716" officeooo:paragraph-rsid="00347716"/>
    </style:style>
    <style:style style:name="P69" style:family="paragraph" style:parent-style-name="Table_20_Contents">
      <style:paragraph-properties fo:margin-top="0in" fo:margin-bottom="0in" style:contextual-spacing="false" fo:line-height="150%"/>
    </style:style>
    <style:style style:name="P70"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71"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72" style:family="paragraph" style:parent-style-name="Quotations">
      <style:paragraph-properties fo:margin-top="0in" fo:margin-bottom="0in" style:contextual-spacing="false" fo:line-height="150%"/>
    </style:style>
    <style:style style:name="P73" style:family="paragraph" style:parent-style-name="Contents_20_1">
      <style:paragraph-properties>
        <style:tab-stops>
          <style:tab-stop style:position="6.4665in" style:type="right" style:leader-style="dotted" style:leader-text="."/>
        </style:tab-stops>
      </style:paragraph-properties>
    </style:style>
    <style:style style:name="P74" style:family="paragraph" style:parent-style-name="Contents_20_2">
      <style:paragraph-properties>
        <style:tab-stops>
          <style:tab-stop style:position="6.1035in" style:type="right" style:leader-style="dotted" style:leader-text="."/>
        </style:tab-stops>
      </style:paragraph-properties>
    </style:style>
    <style:style style:name="P75"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77"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78"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79"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80"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81"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82"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83" style:family="paragraph" style:parent-style-name="Heading_20_2">
      <style:paragraph-properties fo:margin-top="0in" fo:margin-bottom="0in" style:contextual-spacing="false" fo:line-height="150%"/>
      <style:text-properties fo:color="#ff0000" loext:opacity="100%" style:font-name="Arial2" fo:font-size="12pt" style:font-name-asian="Arial" style:font-size-asian="12pt" style:font-name-complex="Arial" style:font-size-complex="12pt"/>
    </style:style>
    <style:style style:name="P84" style:family="paragraph" style:parent-style-name="Heading_20_2">
      <style:paragraph-properties fo:margin-top="0in" fo:margin-bottom="0in" style:contextual-spacing="false" fo:line-height="150%"/>
    </style:style>
    <style:style style:name="P85" style:family="paragraph" style:parent-style-name="Heading_20_2">
      <style:paragraph-properties fo:margin-top="0in" fo:margin-bottom="0in" style:contextual-spacing="false" fo:line-height="150%" fo:break-before="page"/>
    </style:style>
    <style:style style:name="P86"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87"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88"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89"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90"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91"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9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9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9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95"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96"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97"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98"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99"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00"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01" style:family="paragraph" style:parent-style-name="Text_20_body" style:list-style-name="L6">
      <style:paragraph-properties fo:margin-top="0in" fo:margin-bottom="0in" style:contextual-spacing="false" fo:line-height="150%" style:text-autospace="none"/>
    </style:style>
    <style:style style:name="P102" style:family="paragraph" style:parent-style-name="Text_20_body" style:list-style-name="L7">
      <style:paragraph-properties fo:margin-top="0in" fo:margin-bottom="0in" style:contextual-spacing="false" fo:line-height="150%" style:text-autospace="none"/>
    </style:style>
    <style:style style:name="P103" style:family="paragraph" style:parent-style-name="Text_20_body" style:list-style-name="L5">
      <style:paragraph-properties fo:margin-top="0in" fo:margin-bottom="0in" style:contextual-spacing="false" fo:line-height="150%" style:text-autospace="none"/>
    </style:style>
    <style:style style:name="P104" style:family="paragraph" style:parent-style-name="Text_20_body" style:list-style-name="L8">
      <style:paragraph-properties fo:margin-top="0in" fo:margin-bottom="0in" style:contextual-spacing="false" fo:line-height="150%" style:text-autospace="none"/>
    </style:style>
    <style:style style:name="P105" style:family="paragraph" style:parent-style-name="Text_20_body" style:list-style-name="L9">
      <style:paragraph-properties fo:margin-top="0in" fo:margin-bottom="0in" style:contextual-spacing="false" fo:line-height="150%" style:text-autospace="none"/>
    </style:style>
    <style:style style:name="P106" style:family="paragraph" style:parent-style-name="Text_20_body">
      <style:paragraph-properties fo:margin-top="0in" fo:margin-bottom="0in" style:contextual-spacing="false" fo:line-height="150%" style:text-autospace="none"/>
    </style:style>
    <style:style style:name="P10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10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10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11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11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112" style:family="paragraph" style:parent-style-name="Text_20_body">
      <style:paragraph-properties fo:margin-top="0in" fo:margin-bottom="0in" style:contextual-spacing="false" fo:line-height="150%" style:text-autospace="none"/>
      <style:text-properties fo:color="#000000" loext:opacity="100%" officeooo:rsid="011c0907"/>
    </style:style>
    <style:style style:name="P113"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114"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15"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16"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style:font-name-asian="Arial" style:font-size-asian="12pt" style:font-name-complex="Arial2" style:font-size-complex="12pt"/>
    </style:style>
    <style:style style:name="T50"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1"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2"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3"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4"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style:font-size-asian="12pt" style:font-name-complex="Arial2" style:font-size-complex="12pt"/>
    </style:style>
    <style:style style:name="T76" style:family="text">
      <style:text-properties fo:color="#000000" loext:opacity="100%" style:font-name-asian="Arial" style:font-name-complex="Arial"/>
    </style:style>
    <style:style style:name="T77" style:family="text">
      <style:text-properties fo:color="#000000" loext:opacity="100%" officeooo:rsid="003f9cd9" style:font-name-asian="Arial" style:font-name-complex="Arial"/>
    </style:style>
    <style:style style:name="T78" style:family="text">
      <style:text-properties fo:color="#000000" loext:opacity="100%" officeooo:rsid="0044dd0e" style:font-name-asian="Arial" style:font-name-complex="Arial"/>
    </style:style>
    <style:style style:name="T79" style:family="text">
      <style:text-properties fo:color="#000000" loext:opacity="100%" officeooo:rsid="004705e9" style:font-name-asian="Arial" style:font-name-complex="Arial"/>
    </style:style>
    <style:style style:name="T80" style:family="text">
      <style:text-properties fo:color="#000000" loext:opacity="100%" officeooo:rsid="004f5250" style:font-name-asian="Arial" style:font-name-complex="Arial"/>
    </style:style>
    <style:style style:name="T81" style:family="text">
      <style:text-properties fo:color="#000000" loext:opacity="100%" officeooo:rsid="00564cd5" style:font-name-asian="Arial" style:font-name-complex="Arial"/>
    </style:style>
    <style:style style:name="T82" style:family="text">
      <style:text-properties fo:color="#000000" loext:opacity="100%" officeooo:rsid="00575c53" style:font-name-asian="Arial" style:font-name-complex="Arial"/>
    </style:style>
    <style:style style:name="T83" style:family="text">
      <style:text-properties fo:color="#000000" loext:opacity="100%" officeooo:rsid="005865e6" style:font-name-asian="Arial" style:font-name-complex="Arial"/>
    </style:style>
    <style:style style:name="T84" style:family="text">
      <style:text-properties fo:color="#000000" loext:opacity="100%" officeooo:rsid="0058bc57" style:font-name-asian="Arial" style:font-name-complex="Arial"/>
    </style:style>
    <style:style style:name="T85" style:family="text">
      <style:text-properties fo:color="#000000" loext:opacity="100%" officeooo:rsid="005a43e2" style:font-name-asian="Arial" style:font-name-complex="Arial"/>
    </style:style>
    <style:style style:name="T86" style:family="text">
      <style:text-properties fo:color="#000000" loext:opacity="100%" officeooo:rsid="005be26f" style:font-name-asian="Arial" style:font-name-complex="Arial"/>
    </style:style>
    <style:style style:name="T87" style:family="text">
      <style:text-properties fo:color="#000000" loext:opacity="100%" officeooo:rsid="005d0372" style:font-name-asian="Arial" style:font-name-complex="Arial"/>
    </style:style>
    <style:style style:name="T88" style:family="text">
      <style:text-properties fo:color="#000000" loext:opacity="100%" officeooo:rsid="005ee31a" style:font-name-asian="Arial" style:font-name-complex="Arial"/>
    </style:style>
    <style:style style:name="T89" style:family="text">
      <style:text-properties fo:color="#000000" loext:opacity="100%" officeooo:rsid="005ffd39" style:font-name-asian="Arial" style:font-name-complex="Arial"/>
    </style:style>
    <style:style style:name="T90" style:family="text">
      <style:text-properties fo:color="#000000" loext:opacity="100%" officeooo:rsid="00624e53" style:font-name-asian="Arial" style:font-name-complex="Arial"/>
    </style:style>
    <style:style style:name="T91" style:family="text">
      <style:text-properties fo:color="#000000" loext:opacity="100%" officeooo:rsid="006441f6" style:font-name-asian="Arial" style:font-name-complex="Arial"/>
    </style:style>
    <style:style style:name="T92" style:family="text">
      <style:text-properties fo:color="#000000" loext:opacity="100%" officeooo:rsid="00662ce6" style:font-name-asian="Arial" style:font-name-complex="Arial"/>
    </style:style>
    <style:style style:name="T93" style:family="text">
      <style:text-properties fo:color="#000000" loext:opacity="100%" officeooo:rsid="0066da9c" style:font-name-asian="Arial" style:font-name-complex="Arial"/>
    </style:style>
    <style:style style:name="T94" style:family="text">
      <style:text-properties fo:color="#000000" loext:opacity="100%" officeooo:rsid="00681dd6" style:font-name-asian="Arial" style:font-name-complex="Arial"/>
    </style:style>
    <style:style style:name="T95" style:family="text">
      <style:text-properties fo:color="#000000" loext:opacity="100%" officeooo:rsid="006e64fd" style:font-name-asian="Arial" style:font-name-complex="Arial"/>
    </style:style>
    <style:style style:name="T96" style:family="text">
      <style:text-properties fo:color="#000000" loext:opacity="100%" officeooo:rsid="007030fe" style:font-name-asian="Arial" style:font-name-complex="Arial"/>
    </style:style>
    <style:style style:name="T97" style:family="text">
      <style:text-properties fo:color="#000000" loext:opacity="100%" officeooo:rsid="0074aa8e" style:font-name-asian="Arial" style:font-name-complex="Arial"/>
    </style:style>
    <style:style style:name="T98" style:family="text">
      <style:text-properties fo:color="#000000" loext:opacity="100%" officeooo:rsid="0077b5da" style:font-name-asian="Arial" style:font-name-complex="Arial"/>
    </style:style>
    <style:style style:name="T99" style:family="text">
      <style:text-properties fo:color="#000000" loext:opacity="100%" officeooo:rsid="007891bc" style:font-name-asian="Arial" style:font-name-complex="Arial"/>
    </style:style>
    <style:style style:name="T100" style:family="text">
      <style:text-properties fo:color="#000000" loext:opacity="100%" officeooo:rsid="0079be75" style:font-name-asian="Arial" style:font-name-complex="Arial"/>
    </style:style>
    <style:style style:name="T101" style:family="text">
      <style:text-properties fo:color="#000000" loext:opacity="100%" officeooo:rsid="007a6d67" style:font-name-asian="Arial" style:font-name-complex="Arial"/>
    </style:style>
    <style:style style:name="T102" style:family="text">
      <style:text-properties fo:color="#000000" loext:opacity="100%" officeooo:rsid="0084c723" style:font-name-asian="Arial" style:font-name-complex="Arial"/>
    </style:style>
    <style:style style:name="T103" style:family="text">
      <style:text-properties fo:color="#000000" loext:opacity="100%" officeooo:rsid="0086c352" style:font-name-asian="Arial" style:font-name-complex="Arial"/>
    </style:style>
    <style:style style:name="T104" style:family="text">
      <style:text-properties fo:color="#000000" loext:opacity="100%" officeooo:rsid="0087e396" style:font-name-asian="Arial" style:font-name-complex="Arial"/>
    </style:style>
    <style:style style:name="T105" style:family="text">
      <style:text-properties fo:color="#000000" loext:opacity="100%" officeooo:rsid="00aea697" style:font-name-asian="Arial" style:font-name-complex="Arial"/>
    </style:style>
    <style:style style:name="T106" style:family="text">
      <style:text-properties fo:color="#000000" loext:opacity="100%" officeooo:rsid="00b0179a" style:font-name-asian="Arial" style:font-name-complex="Arial"/>
    </style:style>
    <style:style style:name="T107" style:family="text">
      <style:text-properties fo:color="#000000" loext:opacity="100%" officeooo:rsid="00b029ee" style:font-name-asian="Arial" style:font-name-complex="Arial"/>
    </style:style>
    <style:style style:name="T108" style:family="text">
      <style:text-properties fo:color="#000000" loext:opacity="100%" officeooo:rsid="00b0b372" style:font-name-asian="Arial" style:font-name-complex="Arial"/>
    </style:style>
    <style:style style:name="T109" style:family="text">
      <style:text-properties fo:color="#000000" loext:opacity="100%" officeooo:rsid="00b267bc" style:font-name-asian="Arial" style:font-name-complex="Arial"/>
    </style:style>
    <style:style style:name="T110" style:family="text">
      <style:text-properties fo:color="#000000" loext:opacity="100%" officeooo:rsid="00b34143" style:font-name-asian="Arial" style:font-name-complex="Arial"/>
    </style:style>
    <style:style style:name="T111" style:family="text">
      <style:text-properties fo:color="#000000" loext:opacity="100%" officeooo:rsid="00b526f8" style:font-name-asian="Arial" style:font-name-complex="Arial"/>
    </style:style>
    <style:style style:name="T112" style:family="text">
      <style:text-properties fo:color="#000000" loext:opacity="100%" officeooo:rsid="00b702f1" style:font-name-asian="Arial" style:font-name-complex="Arial"/>
    </style:style>
    <style:style style:name="T113" style:family="text">
      <style:text-properties fo:color="#000000" loext:opacity="100%" officeooo:rsid="00b8af22" style:font-name-asian="Arial" style:font-name-complex="Arial"/>
    </style:style>
    <style:style style:name="T114" style:family="text">
      <style:text-properties fo:color="#000000" loext:opacity="100%" officeooo:rsid="00b91d0d" style:font-name-asian="Arial" style:font-name-complex="Arial"/>
    </style:style>
    <style:style style:name="T115" style:family="text">
      <style:text-properties fo:color="#000000" loext:opacity="100%" officeooo:rsid="00bad8e7" style:font-name-asian="Arial" style:font-name-complex="Arial"/>
    </style:style>
    <style:style style:name="T116" style:family="text">
      <style:text-properties fo:color="#000000" loext:opacity="100%" officeooo:rsid="00bb837c" style:font-name-asian="Arial" style:font-name-complex="Arial"/>
    </style:style>
    <style:style style:name="T117" style:family="text">
      <style:text-properties fo:color="#000000" loext:opacity="100%" officeooo:rsid="00bc31a7" style:font-name-asian="Arial" style:font-name-complex="Arial"/>
    </style:style>
    <style:style style:name="T118" style:family="text">
      <style:text-properties fo:color="#000000" loext:opacity="100%" officeooo:rsid="00bf1c31" style:font-name-asian="Arial" style:font-name-complex="Arial"/>
    </style:style>
    <style:style style:name="T119" style:family="text">
      <style:text-properties fo:color="#000000" loext:opacity="100%" officeooo:rsid="006ae064"/>
    </style:style>
    <style:style style:name="T120" style:family="text">
      <style:text-properties fo:color="#000000" loext:opacity="100%" officeooo:rsid="014366be"/>
    </style:style>
    <style:style style:name="T121" style:family="text">
      <style:text-properties fo:color="#000000" loext:opacity="100%" officeooo:rsid="014435c0"/>
    </style:style>
    <style:style style:name="T122" style:family="text">
      <style:text-properties fo:color="#000000" loext:opacity="100%" officeooo:rsid="01458087"/>
    </style:style>
    <style:style style:name="T123" style:family="text">
      <style:text-properties fo:color="#000000" loext:opacity="100%" officeooo:rsid="0146fb97"/>
    </style:style>
    <style:style style:name="T124" style:family="text">
      <style:text-properties fo:color="#000000" loext:opacity="100%" officeooo:rsid="01470e19"/>
    </style:style>
    <style:style style:name="T125" style:family="text">
      <style:text-properties fo:color="#000000" loext:opacity="100%" officeooo:rsid="0148db33"/>
    </style:style>
    <style:style style:name="T126" style:family="text">
      <style:text-properties fo:color="#000000" loext:opacity="100%" officeooo:rsid="0149408f"/>
    </style:style>
    <style:style style:name="T127" style:family="text">
      <style:text-properties fo:color="#000000" loext:opacity="100%" officeooo:rsid="0151962b"/>
    </style:style>
    <style:style style:name="T128" style:family="text">
      <style:text-properties fo:color="#000000" loext:opacity="100%" officeooo:rsid="01533c45"/>
    </style:style>
    <style:style style:name="T129" style:family="text">
      <style:text-properties fo:color="#000000" loext:opacity="100%" officeooo:rsid="015525db"/>
    </style:style>
    <style:style style:name="T130" style:family="text">
      <style:text-properties fo:color="#000000" loext:opacity="100%" officeooo:rsid="015b206e"/>
    </style:style>
    <style:style style:name="T131" style:family="text">
      <style:text-properties fo:color="#000000" loext:opacity="100%" officeooo:rsid="015bf562"/>
    </style:style>
    <style:style style:name="T132" style:family="text">
      <style:text-properties fo:color="#000000" loext:opacity="100%" officeooo:rsid="015cfebc"/>
    </style:style>
    <style:style style:name="T133" style:family="text">
      <style:text-properties fo:color="#000000" loext:opacity="100%" officeooo:rsid="015d77ed"/>
    </style:style>
    <style:style style:name="T134" style:family="text">
      <style:text-properties fo:color="#000000" loext:opacity="100%" officeooo:rsid="015f6206"/>
    </style:style>
    <style:style style:name="T135" style:family="text">
      <style:text-properties fo:color="#000000" loext:opacity="100%" officeooo:rsid="016066ac"/>
    </style:style>
    <style:style style:name="T136" style:family="text">
      <style:text-properties fo:color="#000000" loext:opacity="100%" officeooo:rsid="01607066"/>
    </style:style>
    <style:style style:name="T137" style:family="text">
      <style:text-properties fo:color="#000000" loext:opacity="100%" officeooo:rsid="0161d5d6"/>
    </style:style>
    <style:style style:name="T138" style:family="text">
      <style:text-properties fo:color="#000000" loext:opacity="100%" officeooo:rsid="016228f2"/>
    </style:style>
    <style:style style:name="T139" style:family="text">
      <style:text-properties fo:color="#000000" loext:opacity="100%" officeooo:rsid="01641d83"/>
    </style:style>
    <style:style style:name="T140" style:family="text">
      <style:text-properties fo:font-weight="bold" style:font-weight-asian="bold" style:font-weight-complex="bold"/>
    </style:style>
    <style:style style:name="T141" style:family="text">
      <style:text-properties fo:font-weight="bold" style:font-weight-asian="bold" style:font-name-complex="Arial2" style:font-weight-complex="bold"/>
    </style:style>
    <style:style style:name="T142" style:family="text">
      <style:text-properties fo:font-weight="bold" style:font-name-asian="Arial" style:font-weight-asian="bold" style:font-name-complex="Arial" style:font-weight-complex="bold"/>
    </style:style>
    <style:style style:name="T143" style:family="text">
      <style:text-properties fo:color="#00ff00" loext:opacity="100%" style:font-name="Arial2" fo:font-size="12pt" style:font-size-asian="12pt" style:font-name-complex="Arial2" style:font-size-complex="12pt"/>
    </style:style>
    <style:style style:name="T144" style:family="text">
      <style:text-properties fo:color="#800080" loext:opacity="100%"/>
    </style:style>
    <style:style style:name="T14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46" style:family="text">
      <style:text-properties fo:color="#6b0094" loext:opacity="100%" style:font-name="Arial2" fo:font-size="12pt" style:font-name-asian="Arial" style:font-size-asian="12pt" style:font-name-complex="Arial" style:font-size-complex="12pt"/>
    </style:style>
    <style:style style:name="T14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48" style:family="text">
      <style:text-properties style:font-name-asian="Arial" style:font-name-complex="Arial"/>
    </style:style>
    <style:style style:name="T149" style:family="text">
      <style:text-properties style:use-window-font-color="true" loext:opacity="0%"/>
    </style:style>
    <style:style style:name="T150" style:family="text">
      <style:text-properties officeooo:rsid="0020103c"/>
    </style:style>
    <style:style style:name="T151" style:family="text">
      <style:text-properties officeooo:rsid="0021a89c"/>
    </style:style>
    <style:style style:name="T152" style:family="text">
      <style:text-properties officeooo:rsid="00238f63"/>
    </style:style>
    <style:style style:name="T153" style:family="text">
      <style:text-properties officeooo:rsid="00251b91"/>
    </style:style>
    <style:style style:name="T154" style:family="text">
      <style:text-properties officeooo:rsid="0039e5c3"/>
    </style:style>
    <style:style style:name="T155" style:family="text">
      <style:text-properties officeooo:rsid="003a53a6"/>
    </style:style>
    <style:style style:name="T156" style:family="text">
      <style:text-properties officeooo:rsid="00424771"/>
    </style:style>
    <style:style style:name="T157" style:family="text">
      <style:text-properties officeooo:rsid="00428f3c"/>
    </style:style>
    <style:style style:name="T158" style:family="text">
      <style:text-properties officeooo:rsid="0043aa31"/>
    </style:style>
    <style:style style:name="T159" style:family="text">
      <style:text-properties officeooo:rsid="008202f1"/>
    </style:style>
    <style:style style:name="T160" style:family="text">
      <style:text-properties officeooo:rsid="008a3138"/>
    </style:style>
    <style:style style:name="T161" style:family="text">
      <style:text-properties officeooo:rsid="008c13be"/>
    </style:style>
    <style:style style:name="T162" style:family="text">
      <style:text-properties officeooo:rsid="009155d5"/>
    </style:style>
    <style:style style:name="T163" style:family="text">
      <style:text-properties officeooo:rsid="00960907"/>
    </style:style>
    <style:style style:name="T164" style:family="text">
      <style:text-properties officeooo:rsid="00978a4f"/>
    </style:style>
    <style:style style:name="T165" style:family="text">
      <style:text-properties officeooo:rsid="0098bbcb"/>
    </style:style>
    <style:style style:name="T166" style:family="text">
      <style:text-properties officeooo:rsid="009a8180"/>
    </style:style>
    <style:style style:name="T167" style:family="text">
      <style:text-properties officeooo:rsid="009b7d31"/>
    </style:style>
    <style:style style:name="T168" style:family="text">
      <style:text-properties officeooo:rsid="009be8b7"/>
    </style:style>
    <style:style style:name="T169" style:family="text">
      <style:text-properties officeooo:rsid="009dc554"/>
    </style:style>
    <style:style style:name="T170" style:family="text">
      <style:text-properties officeooo:rsid="009f24b2"/>
    </style:style>
    <style:style style:name="T171" style:family="text">
      <style:text-properties officeooo:rsid="009fab8e"/>
    </style:style>
    <style:style style:name="T172" style:family="text">
      <style:text-properties officeooo:rsid="009fd57f"/>
    </style:style>
    <style:style style:name="T173" style:family="text">
      <style:text-properties officeooo:rsid="00a0e51c"/>
    </style:style>
    <style:style style:name="T174" style:family="text">
      <style:text-properties officeooo:rsid="00a28872"/>
    </style:style>
    <style:style style:name="T175" style:family="text">
      <style:text-properties officeooo:rsid="00a3c652"/>
    </style:style>
    <style:style style:name="T176" style:family="text">
      <style:text-properties officeooo:rsid="00a3ce5c"/>
    </style:style>
    <style:style style:name="T177" style:family="text">
      <style:text-properties officeooo:rsid="00a5bf87"/>
    </style:style>
    <style:style style:name="T178" style:family="text">
      <style:text-properties officeooo:rsid="00a6ff96"/>
    </style:style>
    <style:style style:name="T179" style:family="text">
      <style:text-properties officeooo:rsid="00a841d5"/>
    </style:style>
    <style:style style:name="T180" style:family="text">
      <style:text-properties officeooo:rsid="00a98476"/>
    </style:style>
    <style:style style:name="T181" style:family="text">
      <style:text-properties officeooo:rsid="00c2fb6c"/>
    </style:style>
    <style:style style:name="T182" style:family="text">
      <style:text-properties officeooo:rsid="00c3f0b2"/>
    </style:style>
    <style:style style:name="T183" style:family="text">
      <style:text-properties officeooo:rsid="00c5ec5f"/>
    </style:style>
    <style:style style:name="T184" style:family="text">
      <style:text-properties officeooo:rsid="00c6759a"/>
    </style:style>
    <style:style style:name="T185" style:family="text">
      <style:text-properties officeooo:rsid="00c675ed"/>
    </style:style>
    <style:style style:name="T186" style:family="text">
      <style:text-properties officeooo:rsid="00ee2841"/>
    </style:style>
    <style:style style:name="T187" style:family="text">
      <style:text-properties officeooo:rsid="00ee74bb"/>
    </style:style>
    <style:style style:name="T188" style:family="text">
      <style:text-properties officeooo:rsid="00ee945a"/>
    </style:style>
    <style:style style:name="T189" style:family="text">
      <style:text-properties officeooo:rsid="00eea1b4"/>
    </style:style>
    <style:style style:name="T190" style:family="text">
      <style:text-properties officeooo:rsid="00efaeb7"/>
    </style:style>
    <style:style style:name="T191" style:family="text">
      <style:text-properties officeooo:rsid="00f1022b"/>
    </style:style>
    <style:style style:name="T192" style:family="text">
      <style:text-properties officeooo:rsid="010003b4"/>
    </style:style>
    <style:style style:name="T193" style:family="text">
      <style:text-properties officeooo:rsid="0101531e"/>
    </style:style>
    <style:style style:name="T194" style:family="text">
      <style:text-properties officeooo:rsid="0101f110"/>
    </style:style>
    <style:style style:name="T195" style:family="text">
      <style:text-properties officeooo:rsid="01059a92"/>
    </style:style>
    <style:style style:name="T196" style:family="text">
      <style:text-properties officeooo:rsid="01090f7e"/>
    </style:style>
    <style:style style:name="T197" style:family="text">
      <style:text-properties officeooo:rsid="0109446f"/>
    </style:style>
    <style:style style:name="T198" style:family="text">
      <style:text-properties officeooo:rsid="010b19e9"/>
    </style:style>
    <style:style style:name="T199" style:family="text">
      <style:text-properties officeooo:rsid="010cdc28"/>
    </style:style>
    <style:style style:name="T200" style:family="text">
      <style:text-properties officeooo:rsid="010d8d61"/>
    </style:style>
    <style:style style:name="T201" style:family="text">
      <style:text-properties officeooo:rsid="0112e186"/>
    </style:style>
    <style:style style:name="T202" style:family="text">
      <style:text-properties officeooo:rsid="011428f6"/>
    </style:style>
    <style:style style:name="T203" style:family="text">
      <style:text-properties officeooo:rsid="0115b995"/>
    </style:style>
    <style:style style:name="T204" style:family="text">
      <style:text-properties officeooo:rsid="0115d2be"/>
    </style:style>
    <style:style style:name="T205" style:family="text">
      <style:text-properties officeooo:rsid="011748a2"/>
    </style:style>
    <style:style style:name="T206" style:family="text">
      <style:text-properties officeooo:rsid="0117fac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8"/>
      <text:p text:style-name="P8"/>
      <text:p text:style-name="P8"/>
      <text:p text:style-name="P9"/>
      <text:p text:style-name="P8"/>
      <text:p text:style-name="P8"/>
      <text:p text:style-name="P8"/>
      <text:p text:style-name="P30"/>
      <text:p text:style-name="P30">MEMORIA FINAL DE PROYECTO</text:p>
      <text:p text:style-name="P31"/>
      <text:p text:style-name="P32">AULA SQL</text:p>
      <text:p text:style-name="P31"/>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41">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149">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1"/></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73"><text:a xlink:type="simple" xlink:href="#__RefHeading__2216_364215148" text:style-name="Internet_20_link" text:visited-style-name="Internet_20_link"><text:s/>1 <text:s/>INTRODUCCIÓN<text:tab/>5</text:a></text:p>
          <text:p text:style-name="P73"><text:a xlink:type="simple" xlink:href="#__RefHeading___Toc1404_3098507718" text:style-name="Internet_20_link" text:visited-style-name="Internet_20_link"><text:s/>2 <text:s/>INTRODUCCIÓN EN INGLÉS<text:tab/>6</text:a></text:p>
          <text:p text:style-name="P73"><text:a xlink:type="simple" xlink:href="#__RefHeading__1871_1731204201" text:style-name="Internet_20_link" text:visited-style-name="Internet_20_link"><text:s/>3 <text:s/>ALCANCE DEL PROYECTO<text:tab/>7</text:a></text:p>
          <text:p text:style-name="P73"><text:a xlink:type="simple" xlink:href="#__RefHeading__7973_1731204201" text:style-name="Internet_20_link" text:visited-style-name="Internet_20_link"><text:s/>4 <text:s/>ESTUDIO DE VIABILIDAD<text:tab/>8</text:a></text:p>
          <text:p text:style-name="P74"><text:a xlink:type="simple" xlink:href="#__RefHeading__7975_1731204201" text:style-name="Internet_20_link" text:visited-style-name="Internet_20_link"><text:s/>4.1 <text:s/>Estado actual del sistema<text:tab/>8</text:a></text:p>
          <text:p text:style-name="P74"><text:a xlink:type="simple" xlink:href="#__RefHeading__7977_1731204201" text:style-name="Internet_20_link" text:visited-style-name="Internet_20_link"><text:s/>4.2 <text:s/>Requisitos del cliente<text:tab/>8</text:a></text:p>
          <text:p text:style-name="P74"><text:a xlink:type="simple" xlink:href="#__RefHeading__7979_1731204201" text:style-name="Internet_20_link" text:visited-style-name="Internet_20_link"><text:s/>4.3 <text:s/>Posibles soluciones o alternativas<text:tab/>8</text:a></text:p>
          <text:p text:style-name="P74"><text:a xlink:type="simple" xlink:href="#__RefHeading__7981_1731204201" text:style-name="Internet_20_link" text:visited-style-name="Internet_20_link"><text:s/>4.4 <text:s/>Solución elegida<text:tab/>8</text:a></text:p>
          <text:p text:style-name="P74"><text:a xlink:type="simple" xlink:href="#__RefHeading__7983_1731204201" text:style-name="Internet_20_link" text:visited-style-name="Internet_20_link"><text:s/>4.5 <text:s/>Planificación temporal de las tareas del proyecto [nuevo proyecto]<text:tab/>8</text:a></text:p>
          <text:p text:style-name="P74"><text:a xlink:type="simple" xlink:href="#__RefHeading__944_745116328" text:style-name="Internet_20_link" text:visited-style-name="Internet_20_link"><text:s/>4.6 <text:s/>Planificación de los recursos a utilizar<text:tab/>8</text:a></text:p>
          <text:p text:style-name="P73"><text:a xlink:type="simple" xlink:href="#__RefHeading__864_980353409" text:style-name="Internet_20_link" text:visited-style-name="Internet_20_link"><text:s/>5 <text:s/>ANÁLISIS<text:tab/>9</text:a></text:p>
          <text:p text:style-name="P74"><text:a xlink:type="simple" xlink:href="#__RefHeading__946_745116328" text:style-name="Internet_20_link" text:visited-style-name="Internet_20_link"><text:s/>5.1 <text:s/>Requisitos funcionales<text:tab/>9</text:a></text:p>
          <text:p text:style-name="P74"><text:a xlink:type="simple" xlink:href="#__RefHeading__948_745116328" text:style-name="Internet_20_link" text:visited-style-name="Internet_20_link"><text:s/>5.2 <text:s/>Requisitos no funcionales<text:tab/>9</text:a></text:p>
          <text:p text:style-name="P73"><text:a xlink:type="simple" xlink:href="#__RefHeading__868_980353409" text:style-name="Internet_20_link" text:visited-style-name="Internet_20_link"><text:s/>6 <text:s/>DISEÑO<text:tab/>10</text:a></text:p>
          <text:p text:style-name="P74"><text:a xlink:type="simple" xlink:href="#__RefHeading__950_745116328" text:style-name="Internet_20_link" text:visited-style-name="Internet_20_link"><text:s/>6.1 <text:s/>Estructura de la aplicación<text:tab/>10</text:a></text:p>
          <text:p text:style-name="P74"><text:a xlink:type="simple" xlink:href="#__RefHeading__952_745116328" text:style-name="Internet_20_link" text:visited-style-name="Internet_20_link"><text:s/>6.2 <text:s/>Componentes del sistema<text:tab/>10</text:a></text:p>
          <text:p text:style-name="P74"><text:a xlink:type="simple" xlink:href="#__RefHeading__954_745116328" text:style-name="Internet_20_link" text:visited-style-name="Internet_20_link"><text:s/>6.3 <text:s/>Arquitectura de la red<text:tab/>10</text:a></text:p>
          <text:p text:style-name="P74"><text:a xlink:type="simple" xlink:href="#__RefHeading__956_745116328" text:style-name="Internet_20_link" text:visited-style-name="Internet_20_link"><text:s/>6.4 <text:s/>Herramientas<text:tab/>10</text:a></text:p>
          <text:p text:style-name="P73"><text:a xlink:type="simple" xlink:href="#__RefHeading__870_980353409" text:style-name="Internet_20_link" text:visited-style-name="Internet_20_link"><text:s/>7 <text:s/>IMPLEMENTACIÓN<text:tab/>11</text:a></text:p>
          <text:p text:style-name="P74"><text:a xlink:type="simple" xlink:href="#__RefHeading__966_745116328" text:style-name="Internet_20_link" text:visited-style-name="Internet_20_link"><text:s/>7.1 <text:s/>Entorno de implementación<text:tab/>11</text:a></text:p>
          <text:p text:style-name="P74"><text:a xlink:type="simple" xlink:href="#__RefHeading__968_745116328" text:style-name="Internet_20_link" text:visited-style-name="Internet_20_link"><text:s/>7.2 <text:s/>Tablas creadas<text:tab/>11</text:a></text:p>
          <text:p text:style-name="P74"><text:a xlink:type="simple" xlink:href="#__RefHeading__970_745116328" text:style-name="Internet_20_link" text:visited-style-name="Internet_20_link"><text:s/>7.3 <text:s/>Carga de datos<text:tab/>11</text:a></text:p>
          <text:p text:style-name="P74"><text:a xlink:type="simple" xlink:href="#__RefHeading__972_745116328" text:style-name="Internet_20_link" text:visited-style-name="Internet_20_link"><text:s/>7.4 <text:s/>Ficheros de configuración actualizados<text:tab/>11</text:a></text:p>
          <text:p text:style-name="P74"><text:a xlink:type="simple" xlink:href="#__RefHeading__974_745116328" text:style-name="Internet_20_link" text:visited-style-name="Internet_20_link"><text:s/>7.5 <text:s/>Configuraciones realizadas en el sistema<text:tab/>11</text:a></text:p>
          <text:p text:style-name="P74"><text:a xlink:type="simple" xlink:href="#__RefHeading__976_745116328" text:style-name="Internet_20_link" text:visited-style-name="Internet_20_link"><text:s/>7.6 <text:s/>Implentaciones de código realizadas<text:tab/>11</text:a></text:p>
          <text:p text:style-name="P73"><text:a xlink:type="simple" xlink:href="#__RefHeading__928_1438982970" text:style-name="Internet_20_link" text:visited-style-name="Internet_20_link"><text:s/>8 <text:s/>PRUEBAS<text:tab/>12</text:a></text:p>
          <text:p text:style-name="P74"><text:a xlink:type="simple" xlink:href="#__RefHeading__1050_1902851800" text:style-name="Internet_20_link" text:visited-style-name="Internet_20_link"><text:s/>8.1 <text:s/>Casos de pruebas<text:tab/>12</text:a></text:p>
          <text:p text:style-name="P73"><text:a xlink:type="simple" xlink:href="#__RefHeading__1020_745116328" text:style-name="Internet_20_link" text:visited-style-name="Internet_20_link"><text:s/>9 <text:s/>EXPLOTACIÓN<text:tab/>14</text:a></text:p>
          <text:p text:style-name="P74"><text:a xlink:type="simple" xlink:href="#__RefHeading__1022_745116328" text:style-name="Internet_20_link" text:visited-style-name="Internet_20_link"><text:s/>9.1 <text:s/>Planificación<text:tab/>14</text:a></text:p>
          <text:p text:style-name="P74"><text:a xlink:type="simple" xlink:href="#__RefHeading__1024_745116328" text:style-name="Internet_20_link" text:visited-style-name="Internet_20_link"><text:s/>9.2 <text:s/>Preparación para el cambio<text:tab/>14</text:a></text:p>
          <text:p text:style-name="P74"><text:a xlink:type="simple" xlink:href="#__RefHeading__1026_745116328" text:style-name="Internet_20_link" text:visited-style-name="Internet_20_link"><text:s/>9.3 <text:s/>Plan de formación<text:tab/>14</text:a></text:p>
          <text:p text:style-name="P74"><text:a xlink:type="simple" xlink:href="#__RefHeading__1048_1902851800" text:style-name="Internet_20_link" text:visited-style-name="Internet_20_link"><text:s/>9.4 <text:s/>Implantación propiamente dicha<text:tab/>14</text:a></text:p>
          <text:p text:style-name="P74"><text:a xlink:type="simple" xlink:href="#__RefHeading__1030_745116328" text:style-name="Internet_20_link" text:visited-style-name="Internet_20_link"><text:s/>9.5 <text:s/>Pruebas de implantación<text:tab/>14</text:a></text:p>
          <text:p text:style-name="P73"><text:a xlink:type="simple" xlink:href="#__RefHeading__896_531681260" text:style-name="Internet_20_link" text:visited-style-name="Internet_20_link"><text:s/>10 <text:s/>DEFINICIÓN DE PROCEDIMIENTOS DE CONTROL Y EVALUACIÓN<text:tab/>15</text:a></text:p>
          <text:p text:style-name="P73"><text:a xlink:type="simple" xlink:href="#__RefHeading__4313_478974897" text:style-name="Internet_20_link" text:visited-style-name="Internet_20_link"><text:s/>11 <text:s/>CONCLUSIONES<text:tab/>16</text:a></text:p>
          <text:p text:style-name="P73"><text:a xlink:type="simple" xlink:href="#__RefHeading__4319_478974897" text:style-name="Internet_20_link" text:visited-style-name="Internet_20_link"><text:s/>12 <text:s/>FUENTES<text:tab/>17</text:a></text:p>
          <text:p text:style-name="P73"><text:a xlink:type="simple" xlink:href="#__RefHeading__4321_478974897" text:style-name="Internet_20_link" text:visited-style-name="Internet_20_link"><text:s/>13 <text:s/>ANEXOS<text:tab/>18</text:a></text:p>
          <text:p text:style-name="P74"><text:a xlink:type="simple" xlink:href="#__RefHeading__7110_478974897" text:style-name="Internet_20_link" text:visited-style-name="Internet_20_link"><text:s/>13.1 <text:s/>Guía de estilo<text:tab/>19</text:a></text:p>
        </text:index-body>
      </text:table-of-content>
      <text:p text:style-name="P15"/>
      <text:h text:style-name="P76" text:outline-level="1"><text:bookmark-start text:name="__RefHeading__2216_364215148"/>INTRODUCCIÓN<text:bookmark-end text:name="__RefHeading__2216_364215148"/></text:h>
      <text:p text:style-name="P59"/>
      <text:p text:style-name="P60">Los datos juegan un papel fundamental dentro del mundo del software. Indiferentemente de que una aplicación sea nativa o web va a necesitar trabajar con datos: almacenarlos, compartirlos, modificarlos… Es aquí donde entran en juego las bases de datos.</text:p>
      <text:p text:style-name="P60"/>
      <text:p text:style-name="P60">A día de hoy existen diferentes modelos de bases de datos, aunque a grandes rasgos solemos diferenciar entre las SQL y las NoSQL (Not Only SQL). SQL es tan <text:span text:style-name="T77">relevante </text:span>que sirve como principal diferenciador para la clasificación de modelos de <text:span text:style-name="T84">BBDD</text:span><text:span text:style-name="T154"> </text:span><text:span text:style-name="T155">y, aunque la realidad es </text:span><text:span text:style-name="T159">que </text:span><text:span text:style-name="T85">las </text:span><text:span text:style-name="T155">NoSQL como por ejemplo MongoDB o Firebase son cada vez más utilizadas, las </text:span><text:span text:style-name="T159">BBDD </text:span><text:span text:style-name="T155">relacionales siguen siendo las más extendidas.</text:span></text:p>
      <text:p text:style-name="P60"/>
      <text:p text:style-name="P63">Cualquiera que se proponga estudiar algo relacionado con el desarrollo de software <text:span text:style-name="T156">en algún punto </text:span><text:span text:style-name="T157">de su formación </text:span><text:span text:style-name="T158">se encontrará con </text:span><text:span text:style-name="T78">que tiene que aprender SQL. </text:span><text:span text:style-name="T80">A</text:span><text:span text:style-name="T79">unque no </text:span><text:span text:style-name="T81">necesariamente </text:span><text:span text:style-name="T95">vaya a terminar consultando </text:span><text:span text:style-name="T82">datos directamente desde dentro de </text:span><text:span text:style-name="T83">un SGBD (Sistema Gestor de Bases de Datos) </text:span><text:span text:style-name="T86">y sea a través de </text:span><text:span text:style-name="T87">conexiones </text:span><text:span text:style-name="T88">con </text:span><text:span text:style-name="T89">ORMs (Object-relational mapping), </text:span><text:span text:style-name="T90">el conocimiento de </text:span><text:span text:style-name="T91">este lenguaje de consultas </text:span><text:span text:style-name="T92">supone una gran diferencia entre un desarrollador que </text:span><text:span text:style-name="T93">conozca </text:span><text:span text:style-name="T102">esta</text:span><text:span text:style-name="T94"> tecnología y </text:span><text:span text:style-name="T103">otro</text:span><text:span text:style-name="T94"> que necesite siempre de una capa de abstracción como intermediario.</text:span></text:p>
      <text:p text:style-name="P45"/>
      <text:p text:style-name="P64"><text:span text:style-name="T94">E</text:span><text:span text:style-name="T76">l objetivo de este proyecto es desarrollar una aplicación web que </text:span><text:span text:style-name="T96">sirva para </text:span><text:span text:style-name="T97">aprender SQL mediante ejercicios </text:span><text:span text:style-name="T98">y a la vez sirva como herramienta para docentes, </text:span><text:span text:style-name="T99">pudiendo </text:span><text:span text:style-name="T100">añadir a sus alumnos a </text:span><text:span text:style-name="T101">aulas </text:span><text:span text:style-name="T104">dentro de la aplicación</text:span><text:span text:style-name="T101">.</text:span></text:p>
      <text:p text:style-name="P60"/>
      <text:p text:style-name="P68"><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58"/>
      <text:h text:style-name="P77" text:outline-level="1"><text:bookmark-start text:name="__RefHeading___Toc1404_3098507718"/>INTRODUCCIÓN <text:span text:style-name="T35">EN INGLÉS</text:span><text:bookmark-end text:name="__RefHeading___Toc1404_3098507718"/></text:h>
      <text:p text:style-name="P62"/>
      <text:p text:style-name="P65">Data play a fundamental role within the software world. In this sense, there is no difference between web and native applications because both kinds need to work with data: store them, search them, modify them… Here is where databases come into play.</text:p>
      <text:p text:style-name="P61"/>
      <text:p text:style-name="P65">Nowadays, <text:span text:style-name="T160">there are different database </text:span><text:span text:style-name="T161">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65"/>
      <text:p text:style-name="P66">Whoever who is getting into software development will find that they <text:span text:style-name="T180">will </text:span>have to study SQL at some point. Even if <text:span text:style-name="T162">they are </text:span>not <text:span text:style-name="T164">necessarilly </text:span><text:span text:style-name="T163">going to </text:span><text:span text:style-name="T165">query data directly </text:span><text:span text:style-name="T166">from a DBMS (Database Management System) </text:span><text:span text:style-name="T167">but from </text:span><text:span text:style-name="T168">a connection with ORMs (Object-relational mappping), </text:span><text:span text:style-name="T169">knowing </text:span><text:span text:style-name="T170">this </text:span><text:span text:style-name="T171">query language </text:span><text:span text:style-name="T172">makes a big difference between a developer </text:span><text:span text:style-name="T173">who </text:span><text:span text:style-name="T174">knows this technology and </text:span><text:span text:style-name="T175">another who </text:span><text:span text:style-name="T177">always </text:span><text:span text:style-name="T176">needs </text:span><text:span text:style-name="T178">an abstraction layer </text:span><text:span text:style-name="T179">as an intermediary.</text:span></text:p>
      <text:p text:style-name="P46"/>
      <text:p text:style-name="P67"><text:span text:style-name="T94">T</text:span><text:span text:style-name="T76">his project’s aim is to develop a web application </text:span><text:span text:style-name="T105">with the purpose of </text:span><text:span text:style-name="T106">ease the learning of SQL </text:span><text:span text:style-name="T107">through exercises </text:span><text:span text:style-name="T108">but also </text:span><text:span text:style-name="T109">be </text:span><text:span text:style-name="T110">a </text:span><text:span text:style-name="T111">useful tool for </text:span><text:span text:style-name="T112">teachers, </text:span><text:span text:style-name="T113">making </text:span><text:span text:style-name="T114">possible </text:span><text:span text:style-name="T115">for them the </text:span><text:span text:style-name="T116">creation of virtual classrooms </text:span><text:span text:style-name="T117">for their students inside the application. //////</text:span><text:span text:style-name="T118">fix this </text:span></text:p>
      <text:p text:style-name="P46"/>
      <text:p text:style-name="P47">This document <text:span text:style-name="T181">collect </text:span><text:span text:style-name="T182">the work </text:span><text:span text:style-name="T183">carried out for the Project Module </text:span><text:span text:style-name="T185">of the Higher Technical Certificate in </text:span><text:span text:style-name="T184">Web Applications Development, </text:span><text:span text:style-name="T185">with the title Aula SQL.</text:span></text:p>
      <text:p text:style-name="P48"/>
      <text:p text:style-name="P61"/>
      <text:p text:style-name="P39">Este documento recoge el trabajo realizado <text:span text:style-name="T37">para el módulo de Proyecto del CFGS en Desarrollo de Aplicaciones Web, </text:span><text:span text:style-name="T119">con título Aula SQL</text:span><text:span text:style-name="T37">.</text:span></text:p>
      <text:p text:style-name="P44"><text:soft-page-break/></text:p>
      <text:h text:style-name="P78" text:outline-level="1"><text:bookmark-start text:name="__RefHeading__1871_1731204201"/>ALCANCE DEL PROYECTO<text:bookmark-end text:name="__RefHeading__1871_1731204201"/></text:h>
      <text:p text:style-name="P52"><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52"><text:span text:style-name="Fuente_20_de_20_párrafo_20_predeter."><text:span text:style-name="T22"/></text:span></text:p>
      <text:p text:style-name="P53"><text:span text:style-name="Fuente_20_de_20_párrafo_20_predeter."><text:span text:style-name="T52">El propósito </text:span></text:span><text:span text:style-name="Fuente_20_de_20_párrafo_20_predeter."><text:span text:style-name="T54">general </text:span></text:span><text:span text:style-name="Fuente_20_de_20_párrafo_20_predeter."><text:span text:style-name="T52">de este proyecto, </text:span></text:span><text:span text:style-name="Fuente_20_de_20_párrafo_20_predeter."><text:span text:style-name="T54">como ya se ha indicado en la introducción, </text:span></text:span><text:span text:style-name="Fuente_20_de_20_párrafo_20_predeter."><text:span text:style-name="T52">es </text:span></text:span><text:span text:style-name="Fuente_20_de_20_párrafo_20_predeter."><text:span text:style-name="T53">conseguir desarrollar una aplicación </text:span></text:span><text:span text:style-name="Fuente_20_de_20_párrafo_20_predeter."><text:span text:style-name="T54">web cuyo fin sea el de facilitar el aprendizaje de SQL, </text:span></text:span><text:span text:style-name="Fuente_20_de_20_párrafo_20_predeter."><text:span text:style-name="T62">a través de </text:span></text:span><text:span text:style-name="Fuente_20_de_20_párrafo_20_predeter."><text:span text:style-name="T63">ejercicios </text:span></text:span><text:span text:style-name="Fuente_20_de_20_párrafo_20_predeter."><text:span text:style-name="T64">que se realizan dentro de la misma aplicación</text:span></text:span><text:span text:style-name="Fuente_20_de_20_párrafo_20_predeter."><text:span text:style-name="T54">. </text:span></text:span></text:p>
      <text:p text:style-name="P53"><text:span text:style-name="Fuente_20_de_20_párrafo_20_predeter."><text:span text:style-name="T54"/></text:span></text:p>
      <text:p text:style-name="P54"><text:span text:style-name="Fuente_20_de_20_párrafo_20_predeter."><text:span text:style-name="T65">Aula SQL</text:span></text:span><text:span text:style-name="Fuente_20_de_20_párrafo_20_predeter."><text:span text:style-name="T54"> consta</text:span></text:span><text:span text:style-name="Fuente_20_de_20_párrafo_20_predeter."><text:span text:style-name="T56">rá</text:span></text:span><text:span text:style-name="Fuente_20_de_20_párrafo_20_predeter."><text:span text:style-name="T54"> de </text:span></text:span><text:span text:style-name="Fuente_20_de_20_párrafo_20_predeter."><text:span text:style-name="T55">un sistema de registro de usuarios con dos roles diferenciados: </text:span></text:span><text:span text:style-name="Fuente_20_de_20_párrafo_20_predeter."><text:span text:style-name="T57">profesores y alumnos</text:span></text:span><text:span text:style-name="Fuente_20_de_20_párrafo_20_predeter."><text:span text:style-name="T55">. </text:span></text:span></text:p>
      <text:p text:style-name="P54"><text:span text:style-name="Fuente_20_de_20_párrafo_20_predeter."><text:span text:style-name="T55"/></text:span></text:p>
      <text:p text:style-name="P55"><text:span text:style-name="Fuente_20_de_20_párrafo_20_predeter."><text:span text:style-name="T56">Los </text:span></text:span><text:span text:style-name="Fuente_20_de_20_párrafo_20_predeter."><text:span text:style-name="T58">profesores </text:span></text:span><text:span text:style-name="Fuente_20_de_20_párrafo_20_predeter."><text:span text:style-name="T59">podrían </text:span></text:span><text:span text:style-name="Fuente_20_de_20_párrafo_20_predeter."><text:span text:style-name="T60">crear aulas </text:span></text:span><text:span text:style-name="Fuente_20_de_20_párrafo_20_predeter."><text:span text:style-name="T61">virtuales dentro de </text:span></text:span><text:span text:style-name="Fuente_20_de_20_párrafo_20_predeter."><text:span text:style-name="T66">esta </text:span></text:span><text:span text:style-name="Fuente_20_de_20_párrafo_20_predeter."><text:span text:style-name="T65">web </text:span></text:span><text:span text:style-name="Fuente_20_de_20_párrafo_20_predeter."><text:span text:style-name="T61">en las que añadir a sus alumnos,</text:span></text:span><text:span text:style-name="Fuente_20_de_20_párrafo_20_predeter."><text:span text:style-name="T67"> </text:span></text:span><text:span text:style-name="Fuente_20_de_20_párrafo_20_predeter."><text:span text:style-name="T68">para así poder </text:span></text:span><text:span text:style-name="Fuente_20_de_20_párrafo_20_predeter."><text:span text:style-name="T69">llevar un seguimiento de sus resultados. </text:span></text:span></text:p>
      <text:p text:style-name="P55"><text:span text:style-name="Fuente_20_de_20_párrafo_20_predeter."><text:span text:style-name="T69"/></text:span></text:p>
      <text:p text:style-name="P56"><text:span text:style-name="Fuente_20_de_20_párrafo_20_predeter."><text:span text:style-name="T70">Con respecto a los alumnos, la idea es que </text:span></text:span><text:span text:style-name="Fuente_20_de_20_párrafo_20_predeter."><text:span text:style-name="T71">tengan acceso a los ejercicios, que estarán </text:span></text:span><text:span text:style-name="Fuente_20_de_20_párrafo_20_predeter."><text:span text:style-name="T72">separados por unidades, </text:span></text:span><text:span text:style-name="Fuente_20_de_20_párrafo_20_predeter."><text:span text:style-name="T73">y a sus propias estadísticas </text:span></text:span><text:span text:style-name="Fuente_20_de_20_párrafo_20_predeter."><text:span text:style-name="T74">a cerca de sus resultados en la realización de los ejercicios de la plataforma.</text:span></text:span></text:p>
      <text:p text:style-name="P52"><text:span text:style-name="Fuente_20_de_20_párrafo_20_predeter."><text:span text:style-name="T22"/></text:span></text:p>
      <text:p text:style-name="P52"><text:span text:style-name="Fuente_20_de_20_párrafo_20_predeter."><text:span text:style-name="T22"/></text:span></text:p>
      <text:p text:style-name="P33">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3"/>
      <text:p text:style-name="P49">El desarrollo de este proyecto se llevará a cabo en varias fases: estudio de viabilidad, análisis, diseño, implementación y pruebas y ejecución. A continuación se detallan las actividades de cada una de estas fases.</text:p>
      <text:p text:style-name="P49"/>
      <text:p text:style-name="P49"/>
      <text:p text:style-name="P33"/>
      <text:p text:style-name="P33"><text:soft-page-break/></text:p>
      <text:p text:style-name="P33"/>
      <text:p text:style-name="P33"/>
      <text:p text:style-name="P36">Se trata de delimitar lo que cubre el presente proyecto, respecto a la idea general del apartado anterior.</text:p>
      <text:p text:style-name="P50"><text:span text:style-name="Fuente_20_de_20_párrafo_20_predeter."><text:span text:style-name="T25">[Estas actividades/tareas podrán variar en función del tipo de proyecto]</text:span></text:span></text:p>
      <text:p text:style-name="P3"/>
      <text:h text:style-name="P76"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p text:style-name="P33"/>
      <text:p text:style-name="P107">En este punto se valora la viabilidad de este proyecto, teniendo en cuenta una serie de circunstancias separadas en los siguientes apartados.</text:p>
      <text:p text:style-name="P33"/>
      <text:h text:style-name="P82" text:outline-level="2"><text:bookmark-start text:name="__RefHeading__7975_1731204201"/>Estado actual del sistema<text:bookmark-end text:name="__RefHeading__7975_1731204201"/></text:h>
      <text:p text:style-name="P33">Breve descripción de lo que hace el sistema actual<text:span text:style-name="T150">, si existe</text:span>. Por ejemplo: el sistema actual utiliza la red telefónica para realizar llamadas internas dentro de la empresa y todas ellas se tarifican.</text:p>
      <text:p text:style-name="P33"/>
      <text:p text:style-name="P108">Navegando por la Web podemos encontrar editores de SQL <text:span text:style-name="T186">como </text:span><text:a xlink:type="simple" xlink:href="https://sqliteonline.com/" text:style-name="Internet_20_link" text:visited-style-name="Visited_20_Internet_20_Link"><text:span text:style-name="T186">sqliteonline</text:span></text:a><text:span text:style-name="T186"> </text:span>y páginas <text:span text:style-name="T186">donde</text:span> <text:span text:style-name="T191">se </text:span>proponen ejercicios para el aprendizaje de este lenguaje <text:span text:style-name="T186">como </text:span><text:a xlink:type="simple" xlink:href="https://www.discoduroderoer.es/category/ejercicio/ejercicios-base-datos/" text:style-name="Internet_20_link" text:visited-style-name="Visited_20_Internet_20_Link"><text:span text:style-name="T186">discoduroderoer</text:span></text:a>. <text:span text:style-name="T187">El objetivo de este proyecto se parecería más a la idea </text:span><text:span text:style-name="T191">de </text:span><text:a xlink:type="simple" xlink:href="https://sql-playground.com/" text:style-name="Internet_20_link" text:visited-style-name="Visited_20_Internet_20_Link"><text:span text:style-name="T188">est</text:span></text:a><text:a xlink:type="simple" xlink:href="https://sql-playground.com/" text:style-name="Internet_20_link" text:visited-style-name="Visited_20_Internet_20_Link"><text:span text:style-name="T189">a página</text:span></text:a><text:span text:style-name="T189">, </text:span><text:span text:style-name="T195">cuya </text:span><text:span text:style-name="T191">implementación no está terminada</text:span><text:span text:style-name="T190">.</text:span></text:p>
      <text:p text:style-name="P108"/>
      <text:p text:style-name="P108"><text:span text:style-name="T191">Por tanto, </text:span><text:span text:style-name="T192">de lo que se trata, es de partir </text:span><text:span text:style-name="T193">de las ideas de estos proyectos ya existentes para </text:span><text:span text:style-name="T194">el desarrollo de AulaSQL.</text:span></text:p>
      <text:p text:style-name="P33"/>
      <text:h text:style-name="P82" text:outline-level="2"><text:bookmark-start text:name="__RefHeading__7977_1731204201"/>Requisitos del cliente<text:bookmark-end text:name="__RefHeading__7977_1731204201"/></text:h>
      <text:p text:style-name="P33">Qué es lo que quiere el cliente.</text:p>
      <text:p text:style-name="P33"/>
      <text:p text:style-name="P109">Desarrollar un proyecto a partir de las ideas expuestas en los apartados anteriores, ampliando las funcionalidades de las aplicaciones ya existentes para centrarlas en el uso académico a través de los roles profesor y alumno.</text:p>
      <text:p text:style-name="P33"/>
      <text:p text:style-name="P33"><text:soft-page-break/></text:p>
      <text:h text:style-name="P82" text:outline-level="2"><text:bookmark-start text:name="__RefHeading__7979_1731204201"/>Posibles soluciones<text:span text:style-name="T151"> o alternativas</text:span><text:bookmark-end text:name="__RefHeading__7979_1731204201"/></text:h>
      <text:p text:style-name="P33">Considerar que pueda haber otras herramientas que hagan lo mismo u otras formas de hacer lo mismo, comentarlas.</text:p>
      <text:p text:style-name="P33"/>
      <text:p text:style-name="P110">Existen diversas plataformas en las que se pueden realizar cursos de SQL y otros lenguajes tanto de BBDD como de otro ámbito. La <text:span text:style-name="T196">diferencia es que AulaSQL está pensada para el uso en el aula, </text:span><text:span text:style-name="T197">aunque sin dejar fuera a aquellas personas que estén </text:span><text:span text:style-name="T198">tratando de aprender </text:span><text:span text:style-name="T199">a desarrollar software por su cuenta </text:span><text:span text:style-name="T200">u otros medios</text:span><text:span text:style-name="T199">.</text:span></text:p>
      <text:p text:style-name="P110"/>
      <text:p text:style-name="P111">En estas plataformas, <text:span text:style-name="T201">como por ejemplo </text:span><text:a xlink:type="simple" xlink:href="https://www.sololearn.com/Course/SQL/" text:style-name="Internet_20_link" text:visited-style-name="Visited_20_Internet_20_Link"><text:span text:style-name="T201">SOLOLEARN</text:span></text:a><text:span text:style-name="T201">, los ejercicios </text:span><text:span text:style-name="T202">son interactivos <text:s/>y está todo orientado al aprendizaje. La cuestión es que é</text:span><text:span text:style-name="T205">stas </text:span><text:span text:style-name="T202">no </text:span><text:span text:style-name="T206">incluyen </text:span><text:span text:style-name="T202">el rol de profesor o al menos no de la manera que se plantea en este proyecto, por lo que no servirían como una herramienta de apoyo ágil para </text:span><text:span text:style-name="T203">estudiar el módulo </text:span><text:span text:style-name="T204">de Bases de Datos de DAW, por ejemplo.</text:span></text:p>
      <text:p text:style-name="P33"/>
      <text:h text:style-name="P82" text:outline-level="2"><text:bookmark-start text:name="__RefHeading__7981_1731204201"/>Solución elegida<text:bookmark-end text:name="__RefHeading__7981_1731204201"/></text:h>
      <text:p text:style-name="P33">Justificar el porqué de la solución elegida. </text:p>
      <text:p text:style-name="P52"><text:span text:style-name="T28">Explicar</text:span><text:span text:style-name="T30"> el motivo/motivación de este</text:span><text:span text:style-name="T28"> nuevo proyecto, cuyo nombre es [nombre].</text:span></text:p>
      <text:p text:style-name="P112"><text:span text:style-name="T6"/></text:p>
      <text:p text:style-name="P113"><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113"><text:span text:style-name="T16"/></text:p>
      <text:p text:style-name="P113"><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52"><text:span text:style-name="T28"/></text:p>
      <text:h text:style-name="P82" text:outline-level="2"><text:bookmark-start text:name="__RefHeading__7983_1731204201"/>Planificación temporal de las tareas del proyecto [nuevo proyecto]<text:bookmark-end text:name="__RefHeading__7983_1731204201"/></text:h>
      <text:p text:style-name="P33"><text:soft-page-break/>Identificar las tareas de todo el proyecto y decir cuánto tiempo llevará hacerlas. Hacer una estimación de cuántas personas se necesitan para llevar a cabo dichas tareas. <text:span text:style-name="T152">Recomendable</text:span> utilizar algún diagrama de Gantt.</text:p>
      <text:h text:style-name="P82" text:outline-level="2"><text:bookmark-start text:name="__RefHeading__944_745116328"/>Planificación de los recursos a utilizar <text:bookmark-end text:name="__RefHeading__944_745116328"/></text:h>
      <text:p text:style-name="P34"><text:span text:style-name="T37">Para solventar los problemas que plantea el proyecto</text:span> [nombre del nuevo proyecto] puede ser necesario contratar personal, formarlo en determinadas metodologías/herramientas, comprar equipos<text:span text:style-name="T153">, contratar servidor/es</text:span>...</text:p>
      <text:h text:style-name="P76" text:outline-level="1"><text:bookmark-start text:name="__RefHeading__864_980353409"/>ANÁLISIS<text:bookmark-end text:name="__RefHeading__864_980353409"/></text:h>
      <text:list xml:id="list281921466" text:style-name="L1">
        <text:list-header>
          <text:p text:style-name="P86"><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8"><text:span text:style-name="T28"/></text:p>
      <text:p text:style-name="P28"><text:span text:style-name="T28"><text:tab/></text:span><text:span text:style-name="T44">En este punto se pretenden recoger los requisitos que deberá cumplir la aplicación, </text:span></text:p>
      <text:p text:style-name="P28"><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8"><text:span text:style-name="T28"/></text:p>
      <text:p text:style-name="P28"><text:span text:style-name="T28"/></text:p>
      <text:h text:style-name="P82" text:outline-level="2"><text:bookmark-start text:name="__RefHeading__946_745116328"/>Requisitos funcionales<text:bookmark-end text:name="__RefHeading__946_745116328"/></text:h>
      <text:list xml:id="list201643887541476" text:continue-numbering="true" text:style-name="L1">
        <text:list-header>
          <text:p text:style-name="P90">Son aquellos que determinan qué tareas tiene que hacer el sistema.</text:p>
        </text:list-header>
      </text:list>
      <text:list xml:id="list80610133" text:style-name="L2">
        <text:list-header>
          <text:p text:style-name="P91">Por ejemplo: en un call center atender a 10 clientes a la vez, dar respuesta satisfactoria en un tiempo menor de 30 minutos, tiempo de espera en llamadas inferior a un minuto…</text:p>
        </text:list-header>
      </text:list>
      <text:p text:style-name="P26"/>
      <text:p text:style-name="P26"><text:tab/><text:span text:style-name="T120">Con respecto a la</text:span><text:span text:style-name="T121">s </text:span><text:span text:style-name="T122">funcionalidades </text:span><text:span text:style-name="T126">que </text:span><text:span text:style-name="T123">de</text:span><text:span text:style-name="T126">be tener</text:span><text:span text:style-name="T123"> AulaSQL </text:span><text:span text:style-name="T124">se </text:span><text:span text:style-name="T125">destacan </text:span><text:span text:style-name="T127">la autenticación de usuarios con sus respectivos roles, </text:span><text:span text:style-name="T128">la capacidad de realizar los ejercicios </text:span><text:span text:style-name="T129">en la misma web </text:span><text:span text:style-name="T130">a través de un editor </text:span><text:span text:style-name="T131">de SQL incrustado </text:span><text:span text:style-name="T132">junto a cada ejercicio </text:span><text:span text:style-name="T133">y </text:span><text:span text:style-name="T134">el acceso </text:span><text:span text:style-name="T135">a </text:span><text:span text:style-name="T136">las estadísticas de cada aula </text:span><text:span text:style-name="T137">creada </text:span><text:span text:style-name="T138">por los profesores</text:span><text:span text:style-name="T136">.</text:span></text:p>
      <text:p text:style-name="P26"/>
      <text:p text:style-name="P26"/>
      <text:h text:style-name="P82" text:outline-level="2"><text:bookmark-start text:name="__RefHeading__948_745116328"/>Requisitos no funcionales<text:bookmark-end text:name="__RefHeading__948_745116328"/></text:h>
      <text:p text:style-name="P33">Son propiedades o cualidades que el sistema debe cumplir.</text:p>
      <text:list xml:id="list201643476799667" text:continue-numbering="true" text:style-name="L2">
        <text:list-header>
          <text:p text:style-name="P87"><text:span text:style-name="T28">Por ejemplo: incremento de </text:span><text:span text:style-name="T32">rendimiento</text:span><text:span text:style-name="T28">, aumento de la fiabilidad, mejora del tiempo de respuesta.</text:span><text:span text:style-name="T32">..</text:span></text:p>
          <text:p text:style-name="P91">Tienen que quedar claras además las restricciones del nuevo sistema (siempre será mejorable).</text:p>
        </text:list-header>
      </text:list>
      <text:p text:style-name="P26"/>
      <text:p text:style-name="P26"/>
      <text:p text:style-name="P26"><text:soft-page-break/><text:tab/></text:p>
      <text:p text:style-name="P26"/>
      <text:list xml:id="list3143331846" text:style-name="L3">
        <text:list-header>
          <text:p text:style-name="P98"/>
        </text:list-header>
      </text:list>
      <text:h text:style-name="P79" text:outline-level="1"/>
      <text:h text:style-name="P76" text:outline-level="1"><text:bookmark-start text:name="__RefHeading__868_980353409"/>DISEÑO<text:bookmark-end text:name="__RefHeading__868_980353409"/></text:h>
      <text:list xml:id="list3792534663" text:style-name="L4">
        <text:list-header>
          <text:p text:style-name="P114">En esta fase se realiza una aproximación al diseño tecnológico de la solución.</text:p>
          <text:p text:style-name="P92">Describir <text:span text:style-name="T14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82" text:outline-level="2"><text:bookmark-start text:name="__RefHeading__950_745116328"/>Estructura de la aplicación<text:bookmark-end text:name="__RefHeading__950_745116328"/></text:h>
      <text:p text:style-name="P41">Si se trata del desarrollo de una aplicación web o multiplataforma.</text:p>
      <text:h text:style-name="P82" text:outline-level="2"><text:bookmark-start text:name="__RefHeading__952_745116328"/>Componentes del sistema<text:bookmark-end text:name="__RefHeading__952_745116328"/></text:h>
      <text:p text:style-name="P41">De la BBDD, <text:s/>el servidor -web-, los clientes, ...</text:p>
      <text:h text:style-name="P83" text:outline-level="2"><text:bookmark-start text:name="__RefHeading__954_745116328"/>Arquitectura de la red<text:bookmark-end text:name="__RefHeading__954_745116328"/></text:h>
      <text:p text:style-name="P29"><text:span text:style-name="T28"><text:tab/></text:span><text:span text:style-name="T33">Si aplica al proyecto: dónde</text:span><text:span text:style-name="T28"> se va a implementar el sistema. Ilustrar mediante imágenes.</text:span></text:p>
      <text:h text:style-name="P82" text:outline-level="2"><text:bookmark-start text:name="__RefHeading__956_745116328"/>Herramientas<text:bookmark-end text:name="__RefHeading__956_745116328"/></text:h>
      <text:p text:style-name="P27"><text:tab/>Asterix, Hibernate, QT4, </text:p>
      <text:h text:style-name="P76" text:outline-level="1"><text:bookmark-start text:name="__RefHeading__870_980353409"/>IMPLEMENTACIÓN<text:bookmark-end text:name="__RefHeading__870_980353409"/></text:h>
      <text:list xml:id="list201644430723891" text:continue-numbering="true" text:style-name="L4">
        <text:list-header>
          <text:p text:style-name="P115"><text:span text:style-name="T37">Partiendo del diseño, en esta fase se construye el sistema.</text:span> </text:p>
          <text:p text:style-name="P92">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92">[Algunas subfases de implementación dependiendo del tipo de proyecto podrían ser las que <text:s/>aparecen en los siguientes puntos]</text:p>
        </text:list-header>
      </text:list>
      <text:h text:style-name="P82" text:outline-level="2"><text:bookmark-start text:name="__RefHeading__966_745116328"/>Entorno de implementación<text:bookmark-end text:name="__RefHeading__966_745116328"/></text:h>
      <text:list xml:id="list201643597311889" text:continue-numbering="true" text:style-name="L4">
        <text:list-header>
          <text:p text:style-name="P94">Explicar dicho entorno</text:p>
        </text:list-header>
      </text:list>
      <text:h text:style-name="P82" text:outline-level="2"><text:bookmark-start text:name="__RefHeading__968_745116328"/>Tablas creadas<text:bookmark-end text:name="__RefHeading__968_745116328"/></text:h>
      <text:h text:style-name="P82" text:outline-level="2"><text:bookmark-start text:name="__RefHeading__970_745116328"/>Carga de datos<text:bookmark-end text:name="__RefHeading__970_745116328"/></text:h>
      <text:h text:style-name="P82" text:outline-level="2"><text:bookmark-start text:name="__RefHeading__972_745116328"/>Ficheros de configuración actualizados<text:bookmark-end text:name="__RefHeading__972_745116328"/></text:h>
      <text:p text:style-name="P40">Por ejemplo en el caso de Asterisk</text:p>
      <text:h text:style-name="P82"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82"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201644661181491" text:continue-numbering="true" text:style-name="L4">
        <text:list-header>
          <text:p text:style-name="P96"/>
        </text:list-header>
      </text:list>
      <text:h text:style-name="P79" text:outline-level="1"/>
      <text:h text:style-name="P76" text:outline-level="1"><text:bookmark-start text:name="__RefHeading__928_1438982970"/>PRUEBAS <text:s text:c="2"/><text:tab/><text:bookmark-end text:name="__RefHeading__928_1438982970"/></text:h>
      <text:p text:style-name="P33">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3">A continuación se detallan algunos de los casos de prueba que se ejecutarán para comprobar la correcta construcción de este proyecto.</text:p>
      <text:h text:style-name="P82" text:outline-level="2"><text:bookmark-start text:name="__RefHeading__1050_1902851800"/>Casos de pruebas<text:bookmark-end text:name="__RefHeading__1050_1902851800"/></text:h>
      <text:p text:style-name="P33">A modo de ejemplo se facilitan los campos de una posible plantilla <text:span text:style-name="T140">para definir casos de pruebas</text:span>, que podrá modificarse como se estime oportuno en función del proyecto y las pruebas que se considere necesario realizar. </text:p>
      <text:list xml:id="list1843261648" text:style-name="L5">
        <text:list-item>
          <text:p text:style-name="P99">Fecha/autor/[ versión a probar]</text:p>
        </text:list-item>
        <text:list-item>
          <text:p text:style-name="P99">Caso de prueba</text:p>
          <text:p text:style-name="P99">Identificador del caso de prueba ( nombre único)</text:p>
        </text:list-item>
        <text:list-item>
          <text:p text:style-name="P99">Descripción </text:p>
          <text:p text:style-name="P99">Breve explicación sobre el objetivo del caso de prueba </text:p>
        </text:list-item>
        <text:list-item>
          <text:p text:style-name="P99">Condiciones de ejecución</text:p>
          <text:p text:style-name="P99">Descripción de las condiciones de ejecución que se deben cumplir antes de iniciar el caso de prueba, por ejemplo, que se haya realizado correctamente el login en el sistema...</text:p>
        </text:list-item>
        <text:list-item>
          <text:p text:style-name="P99">Entrada</text:p>
          <text:p text:style-name="P99">Datos necesarios para poder ejecutar la prueba</text:p>
        </text:list-item>
        <text:list-item>
          <text:p text:style-name="P99">Resultado esperado</text:p>
          <text:p text:style-name="P99">Valor esperado para el correcto funcionamiento del proyecto</text:p>
        </text:list-item>
        <text:list-item>
          <text:p text:style-name="P99">Resultado obtenido</text:p>
          <text:p text:style-name="P99">Valor de salida al ejecutar el caso de prueba</text:p>
        </text:list-item>
        <text:list-item>
          <text:p text:style-name="P99">Evaluación</text:p>
          <text:p text:style-name="P99">Comparación del valor esperado y obtenido para concluir, finalmente, si el aspecto chequeado por el caso de prueba confirma el correcto funcionamiento del proyecto o comunicación a quien corresponda del error.</text:p>
          <text:p text:style-name="P95"><text:soft-page-break/><text:span text:style-name="T148">A modo de ejemplo se facilitan los campos de una posible plantilla </text:span><text:span text:style-name="T142">para reportar los errores</text:span><text:span text:style-name="T148"> detectados en los casos de prueba ejecutados.</text:span></text:p>
        </text:list-item>
        <text:list-item>
          <text:p text:style-name="P99">Fecha/autor/[ versión probada ]</text:p>
        </text:list-item>
        <text:list-item>
          <text:p text:style-name="P99">Caso de prueba</text:p>
        </text:list-item>
        <text:list-item>
          <text:p text:style-name="P99">Evaluación</text:p>
          <text:p text:style-name="P99">Comparación del valor esperado y obtenido para concluir, finalmente, si el aspecto chequeado por el caso de prueba confirma el correcto funcionamiento del proyecto o comunicación a quien corresponda del error.</text:p>
        </text:list-item>
        <text:list-item>
          <text:p text:style-name="P99">Posible causa de error</text:p>
          <text:p text:style-name="P97"><text:tab/><text:span text:style-name="T21">Detallar la posible causa o causas que han podido generar el error detectado.</text:span></text:p>
        </text:list-item>
        <text:list-item>
          <text:p text:style-name="P99">Posible corrección</text:p>
          <text:p text:style-name="P99">Detallar la posible forma de corregir el problema</text:p>
        </text:list-item>
        <text:list-item>
          <text:p text:style-name="P99">Áreas afectadas</text:p>
          <text:p text:style-name="P97"><text:tab/><text:span text:style-name="T21">Detallar qué áreas (módulos, componentes, documentos,...) se verán afectados al <text:tab/>implementar la corrección.</text:span></text:p>
        </text:list-item>
      </text:list>
      <text:h text:style-name="P80" text:outline-level="1"/>
      <text:h text:style-name="P76" text:outline-level="1"><text:bookmark-start text:name="__RefHeading__1020_745116328"/><text:span text:style-name="T37">EXPLOTACIÓN</text:span><text:span text:style-name="T144"> <text:s text:c="2"/></text:span><text:bookmark-end text:name="__RefHeading__1020_745116328"/></text:h>
      <text:p text:style-name="P43">La implantación es la fase más crítica del proyecto ya que el sistema entra en producción, es decir opera en un entorno real, con usuarios reales. </text:p>
      <text:h text:style-name="P82" text:outline-level="2"><text:bookmark-start text:name="__RefHeading__1022_745116328"/>Planificación<text:bookmark-end text:name="__RefHeading__1022_745116328"/></text:h>
      <text:p text:style-name="P33">Planificar cómo se va a llevar a cabo la implantación del proyecto en la empresa. Enumerar las tareas a realizar en función de las necesidades de implementación.</text:p>
      <text:p text:style-name="P42"><text:span text:style-name="T148">Determinar los recursos y la logística necesaria para cada tarea, </text:span>planificado la asignación de recursos materiales y humanos y los tiempos <text:span text:style-name="T148">de ejecución.</text:span></text:p>
      <text:p text:style-name="P33">Identificar los riesgos inherentes a la ejecución.</text:p>
      <text:h text:style-name="P82" text:outline-level="2"><text:bookmark-start text:name="__RefHeading__1024_745116328"/>Preparación para el cambio<text:bookmark-end text:name="__RefHeading__1024_745116328"/></text:h>
      <text:p text:style-name="P37">[Si aplica]</text:p>
      <text:p text:style-name="P33">Considerar las necesidades de permisos y autorizaciones para llevar a las cabo las actividades. </text:p>
      <text:p text:style-name="P35">Tener en cuenta las posibles reticencias al cambio por parte de los usuarios, por lo que conviene determinar <text:s/>claramente los <text:s/>procedimientos <text:s/>de <text:s/>actuación <text:s/>o <text:s/>ejecución <text:s/>de <text:s/>las actividades.</text:p>
      <text:h text:style-name="P82" text:outline-level="2"><text:bookmark-start text:name="__RefHeading__1026_745116328"/>Plan de formación<text:bookmark-end text:name="__RefHeading__1026_745116328"/></text:h>
      <text:p text:style-name="P37">[Si aplica]</text:p>
      <text:p text:style-name="P33">Definir y elaborar la documentación necesaria para la formación de los usuarios del sistema. [Se puede incluir como anexo].</text:p>
      <text:h text:style-name="P82" text:outline-level="2"><text:bookmark-start text:name="__RefHeading__1048_1902851800"/>Implantación propiamente dicha<text:bookmark-end text:name="__RefHeading__1048_1902851800"/></text:h>
      <text:p text:style-name="P37">[Si aplica]</text:p>
      <text:p text:style-name="P33">Demostrar de alguna forma que el sistema está implantado, que está en producción.</text:p>
      <text:h text:style-name="P82" text:outline-level="2"><text:bookmark-start text:name="__RefHeading__1030_745116328"/>Pruebas de implantación<text:bookmark-end text:name="__RefHeading__1030_745116328"/></text:h>
      <text:p text:style-name="P38">[Si aplica]</text:p>
      <text:p text:style-name="P33">Realización de las pruebas del sistema ya implantado en el cliente.</text:p>
      <text:p text:style-name="P33"/>
      <text:p text:style-name="P57"/>
      <text:h text:style-name="P81"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28"><text:span text:style-name="Fuente_20_de_20_párrafo_20_predeter."><text:span text:style-name="T41"><text:tab/>A lo largo del ciclo de vida del proyecto se producirán cambios e incidencias que deberán <text:s/>controlarse y registrarse. </text:span></text:span></text:p>
      <text:list xml:id="list1074789349" text:style-name="L6">
        <text:list-item>
          <text:p text:style-name="P101"><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0">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01"><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0">cambios</text:span></text:span><text:span text:style-name="Fuente_20_de_20_párrafo_20_predeter."><text:span text:style-name="T41"> </text:span></text:span><text:span text:style-name="Fuente_20_de_20_párrafo_20_predeter."><text:span text:style-name="T51">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28"><text:span text:style-name="Fuente_20_de_20_párrafo_20_predeter."><text:span text:style-name="T146"><text:tab/></text:span></text:span><text:span text:style-name="Fuente_20_de_20_párrafo_20_predeter."><text:span text:style-name="T41">Esta memoria final de proyecto sirve como documentación para la evaluación de las actividades y del proyecto.</text:span></text:span></text:p>
      <text:p text:style-name="P28"><text:span text:style-name="Fuente_20_de_20_párrafo_20_predeter."><text:span text:style-name="T41"/></text:span></text:p>
      <text:p text:style-name="P28"><text:span text:style-name="Fuente_20_de_20_párrafo_20_predeter."><text:span text:style-name="T146"/></text:span></text:p>
      <text:p text:style-name="P28"><text:span text:style-name="Fuente_20_de_20_párrafo_20_predeter."><text:span text:style-name="T145"/></text:span></text:p>
      <text:list xml:id="list2408621256" text:style-name="L7">
        <text:list-header>
          <text:p text:style-name="P102"><text:span text:style-name="Fuente_20_de_20_párrafo_20_predeter."><text:span text:style-name="T147"/></text:span></text:p>
        </text:list-header>
      </text:list>
      <text:list xml:id="list201645068702605" text:continue-list="list1843261648" text:style-name="L5">
        <text:list-header>
          <text:p text:style-name="P103"><text:span text:style-name="Fuente_20_de_20_párrafo_20_predeter."><text:span text:style-name="T27"/></text:span></text:p>
        </text:list-header>
      </text:list>
      <text:h text:style-name="P81" text:outline-level="1"><text:bookmark-start text:name="__RefHeading__4313_478974897"/><text:span text:style-name="Fuente_20_de_20_párrafo_20_predeter."><text:span text:style-name="T4">CONCLUSIONES</text:span></text:span><text:bookmark-end text:name="__RefHeading__4313_478974897"/></text:h>
      <text:p text:style-name="P52"><text:span text:style-name="Fuente_20_de_20_párrafo_20_predeter."><text:span text:style-name="T28">Breve resumen sobre el trabajo realizado, y si se han cumplido o no los objetivos.</text:span></text:span></text:p>
      <text:p text:style-name="P52"><text:span text:style-name="Fuente_20_de_20_párrafo_20_predeter."><text:span text:style-name="T28">Incluir valoración personal,....</text:span></text:span></text:p>
      <text:p text:style-name="P52"><text:span text:style-name="Fuente_20_de_20_párrafo_20_predeter."><text:span text:style-name="T49"/></text:span></text:p>
      <text:list xml:id="list3488966633" text:style-name="L8">
        <text:list-header>
          <text:p text:style-name="P104"><text:span text:style-name="Fuente_20_de_20_párrafo_20_predeter."><text:span text:style-name="T75"/></text:span></text:p>
        </text:list-header>
      </text:list>
      <text:p text:style-name="P4"><text:span text:style-name="Fuente_20_de_20_párrafo_20_predeter."><text:span text:style-name="T143"/></text:span></text:p>
      <text:h text:style-name="P81" text:outline-level="1"><text:bookmark-start text:name="__RefHeading__4319_478974897"/><text:span text:style-name="Fuente_20_de_20_párrafo_20_predeter."><text:span text:style-name="T75">FUENTES</text:span></text:span><text:bookmark-end text:name="__RefHeading__4319_478974897"/></text:h>
      <text:p text:style-name="P28"><text:span text:style-name="Fuente_20_de_20_párrafo_20_predeter."><text:span text:style-name="T146"><text:tab/>Legislación:</text:span></text:span></text:p>
      <text:p text:style-name="P28"><text:span text:style-name="Fuente_20_de_20_párrafo_20_predeter."><text:span text:style-name="T146"><text:tab/>ASIR</text:span></text:span></text:p>
      <table:table table:name="Tabla1" table:style-name="Tabla1">
        <table:table-column table:style-name="Tabla1.A"/>
        <table:table-row table:style-name="TableLine94300652156928">
          <table:table-cell table:style-name="Tabla1.A1" office:value-type="string">
            <text:p text:style-name="P69"><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70">http://www.madrid.org/fp/ense_fp/catalogo_LOE/pdf/IFCS01/titulo/RD20091629_TS_Admon_Sistemas_Informaticos_en_Red.pdf</text:p>
            <text:p text:style-name="P51"><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71">http://www.madrid.org/fp/ense_fp/catalogo_LOE/pdf/IFCS01/curriculo/D20100012_Administracion_SistemasInformaticos.pdf</text:p>
          </table:table-cell>
        </table:table-row>
      </table:table>
      <text:p text:style-name="P28"><text:span text:style-name="Fuente_20_de_20_párrafo_20_predeter."><text:span text:style-name="T146"><text:tab/>DAM</text:span></text:span></text:p>
      <table:table table:name="Tabla2" table:style-name="Tabla2">
        <table:table-column table:style-name="Tabla2.A"/>
        <table:table-row table:style-name="TableLine94300650173008">
          <table:table-cell table:style-name="Tabla2.A1" office:value-type="string">
            <text:p text:style-name="P69"><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72"><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69"><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72"><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28"><text:span text:style-name="Fuente_20_de_20_párrafo_20_predeter."><text:span text:style-name="T146"><text:tab/>DAW</text:span></text:span></text:p>
      <table:table table:name="Tabla5" table:style-name="Tabla5">
        <table:table-column table:style-name="Tabla5.A"/>
        <table:table-row table:style-name="TableLine94300649986448">
          <table:table-cell table:style-name="Tabla5.A1" office:value-type="string">
            <text:p text:style-name="P69"><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72"><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69"><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72"><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28"><text:span text:style-name="Fuente_20_de_20_párrafo_20_predeter."><text:span text:style-name="T146"><text:tab/>Definición de procedimientos de control y evaluación: </text:span></text:span></text:p>
      <text:list xml:id="list3228217387" text:style-name="L9">
        <text:list-item>
          <text:p text:style-name="P105"><text:a xlink:type="simple" xlink:href="http://www.xperta.es/es/descripcion.asp" text:style-name="Internet_20_link" text:visited-style-name="Visited_20_Internet_20_Link"><text:span text:style-name="Fuente_20_de_20_párrafo_20_predeter."><text:span text:style-name="T146">http://www.xperta.es/es/descripcion.asp</text:span></text:span></text:a></text:p>
        </text:list-item>
        <text:list-item>
          <text:p text:style-name="P105"><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05"><text:a xlink:type="simple" xlink:href="http://churriwifi.wordpress.com/2010/04/10/gestion-de-incidencias/" text:style-name="Internet_20_link" text:visited-style-name="Visited_20_Internet_20_Link"><text:span text:style-name="Fuente_20_de_20_párrafo_20_predeter."><text:span text:style-name="T146">http://churriwifi.wordpress.com/2010/04/10/gestion-de-incidencias/</text:span></text:span></text:a></text:p>
        </text:list-item>
        <text:list-item>
          <text:p text:style-name="P105"><text:a xlink:type="simple" xlink:href="http://es.wikipedia.org/wiki/Control_de_versiones" text:style-name="Internet_20_link" text:visited-style-name="Visited_20_Internet_20_Link"><text:span text:style-name="Fuente_20_de_20_párrafo_20_predeter."><text:span text:style-name="T147">http://es.wikipedia.org/wiki/Control_de_versiones</text:span></text:span></text:a></text:p>
        </text:list-item>
      </text:list>
      <text:list xml:id="list201643638355448" text:continue-list="list2408621256" text:style-name="L7">
        <text:list-header>
          <text:p text:style-name="P102"><text:span text:style-name="Fuente_20_de_20_párrafo_20_predeter."><text:span text:style-name="T24">Incluir las páginas web y bibliografía consultada.</text:span></text:span></text:p>
        </text:list-header>
      </text:list>
      <text:h text:style-name="P81" text:outline-level="1"><text:bookmark-start text:name="__RefHeading__4321_478974897"/><text:span text:style-name="Fuente_20_de_20_párrafo_20_predeter."><text:span text:style-name="T75">ANEXOS</text:span></text:span><text:bookmark-end text:name="__RefHeading__4321_478974897"/></text:h>
      <text:list xml:id="list3167258412" text:style-name="L10">
        <text:list-header>
          <text:p text:style-name="P88"><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88"><text:span text:style-name="Fuente_20_de_20_párrafo_20_predeter."><text:span text:style-name="T28">En el siguiente anexo se incluyen las pautas a seguir a la hora de elaborar la documentación del proyecto.</text:span></text:span></text:p>
          <text:p text:style-name="P116"><text:span text:style-name="Fuente_20_de_20_párrafo_20_predeter."><text:span text:style-name="T75"/></text:span></text:p>
        </text:list-header>
      </text:list>
      <text:h text:style-name="P84" text:outline-level="2" text:is-list-header="true"><text:span text:style-name="Fuente_20_de_20_párrafo_20_predeter."><text:span text:style-name="T75"/></text:span></text:h>
      <text:h text:style-name="P85" text:outline-level="2"><text:bookmark-start text:name="__RefHeading__7110_478974897"/><text:span text:style-name="Fuente_20_de_20_párrafo_20_predeter."><text:span text:style-name="T75">Guía de estilo</text:span></text:span><text:bookmark-end text:name="__RefHeading__7110_478974897"/></text:h>
      <text:list xml:id="list201643813021256" text:continue-numbering="true" text:style-name="L10">
        <text:list-header>
          <text:p text:style-name="P88"><text:span text:style-name="Fuente_20_de_20_párrafo_20_predeter."><text:span text:style-name="T41">Obviamente, este anexo deberá ser eliminado del documento final a entregar.</text:span></text:span></text:p>
          <text:p text:style-name="P88"><text:span text:style-name="Fuente_20_de_20_párrafo_20_predeter."><text:span text:style-name="T50">Título del proyecto</text:span></text:span></text:p>
          <text:p text:style-name="P88"><text:span text:style-name="Fuente_20_de_20_párrafo_20_predeter."><text:span text:style-name="T39">Elegir un nombre llamativo y relacionado con la temática que va a tratar.</text:span></text:span></text:p>
          <text:p text:style-name="P88"><text:span text:style-name="Fuente_20_de_20_párrafo_20_predeter."><text:span text:style-name="T50">Figuras y tablas</text:span></text:span></text:p>
          <text:p text:style-name="P88"><text:span text:style-name="Fuente_20_de_20_párrafo_20_predeter."><text:span text:style-name="T41">Cualquier figura, tabla... incluida en el documento deberá tener un título a pie de página..</text:span></text:span></text:p>
          <text:p text:style-name="P88"><text:span text:style-name="Fuente_20_de_20_párrafo_20_predeter."><text:span text:style-name="T41">Incluir tablas, gráfico, mapas conceptuales...que ayuden a leer y comprender el documento.</text:span></text:span></text:p>
          <text:p text:style-name="P88"><text:span text:style-name="Fuente_20_de_20_párrafo_20_predeter."><text:span text:style-name="T50">Índices</text:span></text:span></text:p>
          <text:p text:style-name="P88"><text:span text:style-name="Fuente_20_de_20_párrafo_20_predeter."><text:span text:style-name="T41">Ya incluido en la plantilla. Se puede añadir a continuación un índice de figuras, si se desea.</text:span></text:span></text:p>
          <text:p text:style-name="P88"><text:span text:style-name="Fuente_20_de_20_párrafo_20_predeter."><text:span text:style-name="T50">Redacción</text:span></text:span></text:p>
          <text:p text:style-name="P88"><text:span text:style-name="Fuente_20_de_20_párrafo_20_predeter."><text:span text:style-name="T41">Se evitarán las mayúsculas, salvo en los títulos y poco más.</text:span></text:span></text:p>
          <text:p text:style-name="P88"><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88"><text:span text:style-name="Fuente_20_de_20_párrafo_20_predeter."><text:span text:style-name="T40">Se evitará la voz pasiva (casi siempre traducción literal del inglés). En vez de: es desarrollado para cumplir... mejor: se desarrolla para cumplir...</text:span></text:span></text:p>
          <text:p text:style-name="P88"><text:span text:style-name="Fuente_20_de_20_párrafo_20_predeter."><text:span text:style-name="T40">Se evitarán los párrafos largos.</text:span></text:span></text:p>
          <text:p text:style-name="P88"><text:span text:style-name="Fuente_20_de_20_párrafo_20_predeter."><text:span text:style-name="T40">Se utilizarán las viñetas para facilitar la lectura del documento.</text:span></text:span></text:p>
          <text:p text:style-name="P88"><text:span text:style-name="Fuente_20_de_20_párrafo_20_predeter."><text:span text:style-name="T50">Formato</text:span></text:span></text:p>
          <text:p text:style-name="P88"><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201643361440956" text:continue-numbering="true" text:style-name="L10">
        <text:list-header>
          <text:p text:style-name="P88"><text:span text:style-name="Fuente_20_de_20_párrafo_20_predeter."><text:span text:style-name="T50">Entrega</text:span></text:span></text:p>
          <text:p text:style-name="P88"><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51"><text:span text:style-name="Fuente_20_de_20_párrafo_20_predeter."><text:span text:style-name="T75"><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51"><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300651958400">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300651962128">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5</text:page-number><text:s/>de <text:page-count>25</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4-25T20:16:42.842521796</dc:date>
    <meta:editing-cycles>430</meta:editing-cycles>
    <meta:editing-duration>P2DT17H44M59S</meta:editing-duration>
    <meta:document-statistic meta:table-count="5" meta:image-count="0" meta:object-count="0" meta:page-count="25" meta:paragraph-count="254" meta:word-count="3470" meta:character-count="22246" meta:non-whitespace-character-count="1885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